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a15" officeooo:paragraph-rsid="00050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6-03-21T10:07:41.609462227</meta:creation-date>
    <dc:date>2016-03-21T10:08:14.667262594</dc:date>
    <dc:creator>Douglas </dc:creator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4.4.3.2$Linux_X86_64 LibreOffice_project/40m0$Build-2</meta:generator>
  </office:meta>
</office:document-meta>
</file>